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0cf989" officeooo:paragraph-rsid="001009f9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paragraph-rsid="0017a4d5"/>
    </style:style>
    <style:style style:name="P10" style:family="paragraph" style:parent-style-name="Standard" style:list-style-name="L1">
      <style:text-properties officeooo:rsid="000e27c0" officeooo:paragraph-rsid="00240464"/>
    </style:style>
    <style:style style:name="P11" style:family="paragraph" style:parent-style-name="Table_20_Contents">
      <style:text-properties fo:font-style="normal" officeooo:rsid="0011cc2b" officeooo:paragraph-rsid="00240464" style:font-style-asian="normal" style:font-style-complex="normal"/>
    </style:style>
    <style:style style:name="P12" style:family="paragraph" style:parent-style-name="Azione_20_attore" style:list-style-name="Numerazione_20_UC">
      <style:text-properties officeooo:rsid="001ddbfc" officeooo:paragraph-rsid="001ec3a3"/>
    </style:style>
    <style:style style:name="P13" style:family="paragraph" style:parent-style-name="Azione_20_attore" style:list-style-name="Numerazione_20_UC">
      <style:text-properties officeooo:rsid="001ddbfc" officeooo:paragraph-rsid="001ed6a2"/>
    </style:style>
    <style:style style:name="P14" style:family="paragraph" style:parent-style-name="Azione_20_attore">
      <style:text-properties officeooo:rsid="001ddbfc" officeooo:paragraph-rsid="001ddbfc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officeooo:rsid="001ddbfc" officeooo:paragraph-rsid="001ddbfc"/>
    </style:style>
    <style:style style:name="P16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c5b3b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ddbfc" officeooo:paragraph-rsid="001ddbfc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c92b"/>
    </style:style>
    <style:style style:name="T5" style:family="text">
      <style:text-properties officeooo:rsid="001ddbfc"/>
    </style:style>
    <style:style style:name="T6" style:family="text">
      <style:text-properties officeooo:rsid="002005cb"/>
    </style:style>
    <style:style style:name="T7" style:family="text">
      <style:text-properties officeooo:rsid="0020e2bc"/>
    </style:style>
    <style:style style:name="T8" style:family="text">
      <style:text-properties officeooo:rsid="0017a4d5"/>
    </style:style>
    <style:style style:name="T9" style:family="text">
      <style:text-properties fo:font-style="normal" officeooo:rsid="0017a4d5" style:font-style-asian="normal" style:font-style-complex="normal"/>
    </style:style>
    <style:style style:name="T10" style:family="text">
      <style:text-properties officeooo:rsid="0010332d"/>
    </style:style>
    <style:style style:name="T11" style:family="text">
      <style:text-properties fo:font-weight="normal" officeooo:rsid="0017a4d5" style:font-weight-asian="normal" style:font-weight-complex="normal"/>
    </style:style>
    <style:style style:name="T12" style:family="text">
      <style:text-properties fo:font-weight="normal" officeooo:rsid="00219c4e" style:font-weight-asian="normal" style:font-weight-complex="normal"/>
    </style:style>
    <style:style style:name="T13" style:family="text">
      <style:text-properties officeooo:rsid="0020edd4"/>
    </style:style>
    <style:style style:name="T14" style:family="text">
      <style:text-properties officeooo:rsid="00222553"/>
    </style:style>
    <style:style style:name="T15" style:family="text">
      <style:text-properties officeooo:rsid="0024046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/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<text:span text:style-name="T4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<text:span text:style-name="T15">Lo </text:span><text:span text:style-name="T3">PsicoPedagogo</text:span> accede al sistema <text:span text:style-name="T3">, l'utente è nella finestra di </text:span><text:span text:style-name="T5">modifica</text:span><text:span text:style-name="T3">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5">o di eventi</text:span></text:p>
          </table:table-cell>
          <table:table-cell table:style-name="Tabella33.B2" office:value-type="string">
            <text:list xml:id="list40573580" text:style-name="Numerazione_20_UC">
              <text:list-header>
                <text:p text:style-name="P12"/>
              </text:list-header>
              <text:list-item text:start-value="1">
                <text:p text:style-name="P13">L<text:span text:style-name="T7">o Psicopedagogo</text:span> seleziona l'attività da modificare</text:p>
                <text:list>
                  <text:list-header>
                    <text:p text:style-name="P14">2.Il sistema mostra all'utente il form per la modifica dell'attività</text:p>
                  </text:list-header>
                </text:list>
                <text:p text:style-name="P17">3.L<text:span text:style-name="T7">o Psicopedagogo</text:span> modifica il campo desiderato dell'attività</text:p>
                <text:p text:style-name="P15">4.L<text:span text:style-name="T7">o Psicopedagogo</text:span> sottomette la modifca</text:p>
                <text:p text:style-name="P16"><text:s text:c="22"/>3.Il sistema memorizza la <text:span text:style-name="T5">modifica sull'</text:span>attività</text:p>
                <text:p text:style-name="P18"><text:s text:c="1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3">L</text:span><text:span text:style-name="T11">o </text:span><text:span text:style-name="T3">PsicoPedagogo <text:s/>ha </text:span><text:span text:style-name="T13">modificato</text:span><text:span text:style-name="T3"> l'attività correttamente, ha confermato l' operazione e il sistema ha aggiornato </text:span><text:span text:style-name="T12">l'attività</text:span></text:p>
            <text:p text:style-name="P9"><text:span text:style-name="T8">Lo </text:span><text:span text:style-name="T9">PsicoPedagogo </text:span><text:span text:style-name="T10"><text:s/></text:span>ha annullato l' operazione <text:s/>e il sistema non ha aggiornato <text:span text:style-name="T14">l'attività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556646" text:style-name="L1">
              <text:list-item>
                <text:p text:style-name="P10">Nel caso di un errore <text:span text:style-name="T15">dello </text:span><text:span text:style-name="T3">PsicoPedagogo</text:span>, il sistema mostra all<text:span text:style-name="T15">o </text:span><text:span text:style-name="T3">PsicoPedagogo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<text:span text:style-name="T5">a modifica </text:span>dell'attività deve richidere un tempo di memorizzazione minore di 2 secondi</text:p>
          </table:table-cell>
        </table:table-row>
      </table:table>
      <text:p text:style-name="P8"/>
      <text:p text:style-name="P4"><text:span text:style-name="T2">UC_H_</text:span><text:span text:style-name="T3">6</text:span><text:span text:style-name="T6">5</text:span><text:span text:style-name="T2">_</text:span><text:span text:style-name="T3">Psicopedagogo_</text:span><text:span text:style-name="T5">modifica</text:span><text:span text:style-name="T3">_attività : Psicopedagogo </text:span><text:span text:style-name="T5">modifica</text:span><text:span text:style-name="T3"> attività </text:span><text:span text:style-name="T5">del </text:span><text:span text:style-name="T3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7M4S</meta:editing-duration>
    <meta:editing-cycles>30</meta:editing-cycles>
    <meta:generator>LibreOffice/3.6$Windows_x86 LibreOffice_project/da8c1e6-fd468f4-454e206-f42a4a9-143cfd</meta:generator>
    <dc:date>2012-11-20T20:46:59.11</dc:date>
    <meta:document-statistic meta:table-count="1" meta:image-count="0" meta:object-count="0" meta:page-count="1" meta:paragraph-count="24" meta:word-count="147" meta:character-count="1126" meta:non-whitespace-character-count="968"/>
  </office:meta>
</office:document-meta>
</file>